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x ett</text:p>
      <text:p text:style-name="Standard"/>
      <text:p text:style-name="Standard">vad vill vi (problemformulering)</text:p>
      <text:p text:style-name="Standard">hur ska vi gå till väga</text:p>
      <text:p text:style-name="Standard">vad kom vi fram till ()</text:p>
      <text:p text:style-name="Standard">hur gick vi till väga, utvärdering av slutförd box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30T19:03:57</meta:creation-date>
    <meta:document-statistic meta:table-count="0" meta:image-count="0" meta:object-count="0" meta:page-count="1" meta:paragraph-count="5" meta:word-count="27" meta:character-count="136"/>
    <dc:date>2011-10-30T19:06:23</dc:date>
    <meta:editing-duration>PT00H02M27S</meta:editing-duration>
    <meta:editing-cycles>1</meta:editing-cycles>
    <meta:generator>OpenOffice.org/3.0$Unix OpenOffice.org_project/300m9$Build-9358</meta:generator>
  </office:meta>
</office:document-meta>
</file>